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5" style:family="paragraph" style:parent-style-name="Heading_20_1">
      <style:text-properties fo:language="de" fo:country="DE"/>
    </style:style>
    <style:style style:name="P6" style:family="paragraph" style:parent-style-name="Heading_20_2">
      <style:text-properties fo:language="de" fo:country="DE"/>
    </style:style>
    <style:style style:name="P7" style:family="paragraph" style:parent-style-name="Standard">
      <style:text-properties fo:language="de" fo:country="DE" officeooo:rsid="003c8bb3" officeooo:paragraph-rsid="003c8bb3"/>
    </style:style>
    <style:style style:name="P8" style:family="paragraph" style:parent-style-name="Text_20_body">
      <style:text-properties fo:language="de" fo:country="DE" officeooo:paragraph-rsid="001f4e9b" fo:background-color="#fff200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fo:background-color="#ffffff" loext:char-shading-value="0" style:font-size-asian="21.8500003814697pt" style:font-size-complex="25pt"/>
    </style:style>
    <style:style style:name="T3" style:family="text">
      <style:text-properties fo:font-size="25pt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officeooo:rsid="001f4e9b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1: </text:span><text:span text:style-name="T2">S</text:span><text:reference-mark-end text:name="Aufgabe"/><text:span text:style-name="T3">chmucknachrichten</text:span><text:bookmark-end text:name="__RefHeading___Toc2907_226610850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4T17:23:00.117999692" text:fixed="true">24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1</text:a></text:p>
          <text:p text:style-name="P3"><text:a xlink:type="simple" xlink:href="#__RefHeading___Toc2234_4178761632" text:style-name="Index_20_Link" text:visited-style-name="Index_20_Link">Umsetzung<text:tab/>1</text:a></text:p>
          <text:p text:style-name="P3"><text:a xlink:type="simple" xlink:href="#__RefHeading___Toc2236_4178761632" text:style-name="Index_20_Link" text:visited-style-name="Index_20_Link">Beispiele<text:tab/>1</text:a></text:p>
          <text:p text:style-name="P3"><text:a xlink:type="simple" xlink:href="#__RefHeading___Toc2238_4178761632" text:style-name="Index_20_Link" text:visited-style-name="Index_20_Link">Quellcode<text:tab/>1</text:a></text:p>
        </text:index-body>
      </text:table-of-content>
      <text:p text:style-name="P4"/>
      <text:h text:style-name="P5" text:outline-level="1" text:is-list-header="true"><text:bookmark-start text:name="__RefHeading___Toc2232_4178761632"/>Lösungsidee<text:bookmark-end text:name="__RefHeading___Toc2232_4178761632"/></text:h>
      <text:p text:style-name="P6">Erste Ansätze</text:p>
      <text:p text:style-name="P7">Zuerst habe ich Huffman-Codierung implementiert, die aber für verschiedene Kosten nicht optimal war.</text:p>
      <text:h text:style-name="P5" text:outline-level="1"><text:bookmark-start text:name="__RefHeading___Toc2234_4178761632"/>Umsetzung<text:bookmark-end text:name="__RefHeading___Toc2234_4178761632"/></text:h>
      <text:p text:style-name="P8">Hier wird kurz erläutert, wie die Lösungsidee im Programm tatsächlich umgesetzt wurde. Hier können auch Implementierungsdetails erwähnt werden.</text:p>
      <text:h text:style-name="P5" text:outline-level="1"><text:bookmark-start text:name="__RefHeading___Toc2236_4178761632"/>Beispiele<text:bookmark-end text:name="__RefHeading___Toc2236_4178761632"/></text:h>
      <text:p text:style-name="P8">Genügend Beispiele einbinden! Die Beispiele von de<text:span text:style-name="T6">n</text:span> B<text:span text:style-name="T6">WINF</text:span>-Webseite<text:span text:style-name="T6">n</text:span> sollten hier diskutiert werden, aber auch eigene Beispiele sind sehr gut – besonders wenn sie Spezialfälle abdecken. Bitte jedoch nicht 30 Seiten Programmausgabe hier einfügen!</text:p>
      <text:h text:style-name="P5" text:outline-level="1"><text:bookmark-start text:name="__RefHeading___Toc2238_4178761632"/>Quellcode<text:bookmark-end text:name="__RefHeading___Toc2238_4178761632"/></text:h>
      <text:p text:style-name="P8">Unwichtige Teile des Programms sollen hier nicht abgedruckt werden. Dieser Teil sollte nicht mehr als 2–3 Seiten umfassen, maximal 10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reference-ref text:reference-format="text" text:ref-name="Aufgabe">Aufgabe 1: S</text:reference-ref><text:tab/><text:tab/><text:span text:style-name="MT1">Teilnahme-ID: </text:span><text:span text:style-name="MT1"><text:reference-ref text:reference-format="text" text:ref-name="TeilnahmeId">Fehler: Verweis nicht gefunden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2</text:page-number>/<text:page-count>1</text:page-count></text:p>
      </style:footer>
      <style:footer-first>
        <text:p text:style-name="MP1"><text:bookmark-start text:name="PageNumWizard_FOOTER_Standard1"/><text:page-number text:select-page="current">1</text:page-number><text:s/>/ <text:page-count>1</text:page-count><text:bookmark-end text:name="PageNumWizard_FOOTER_Standard1"/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T42M25S</meta:editing-duration>
    <meta:editing-cycles>23</meta:editing-cycles>
    <meta:generator>LibreOffice/24.8.6.2$Windows_X86_64 LibreOffice_project/6d98ba145e9a8a39fc57bcc76981d1fb1316c60c</meta:generator>
    <dc:date>2025-04-24T18:05:35.625000000</dc:date>
    <meta:document-statistic meta:table-count="0" meta:image-count="0" meta:object-count="0" meta:page-count="1" meta:paragraph-count="21" meta:word-count="121" meta:character-count="904" meta:non-whitespace-character-count="802"/>
  </office:meta>
</office:document-meta>
</file>